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b7b89e"/>
    </style:style>
    <style:style style:name="gr2" style:family="graphic" style:parent-style-name="standard">
      <style:graphic-properties draw:stroke="none" svg:stroke-width="0.001cm" draw:fill-color="#000000"/>
    </style:style>
    <style:style style:name="gr3" style:family="graphic" style:parent-style-name="standard">
      <style:graphic-properties draw:stroke="none" svg:stroke-width="0.001cm" draw:fill-color="#c9c9b8"/>
    </style:style>
    <style:style style:name="gr4" style:family="graphic" style:parent-style-name="standard">
      <style:graphic-properties draw:stroke="none" svg:stroke-width="0.001cm" draw:fill-color="#7b7c5c"/>
    </style:style>
    <style:style style:name="gr5" style:family="graphic" style:parent-style-name="standard">
      <style:graphic-properties draw:stroke="none" svg:stroke-width="0.001cm" draw:fill-color="#b7b89e"/>
    </style:style>
  </office:automatic-styles>
  <office:body>
    <office:drawing>
      <draw:page draw:name="page1" draw:style-name="dp1" draw:master-page-name="Default">
        <draw:g>
          <draw:glue-point draw:id="4" svg:x="-2.64cm" svg:y="-5cm"/>
          <draw:glue-point draw:id="5" svg:x="-4.932cm" svg:y="5cm"/>
          <draw:glue-point draw:id="6" svg:x="5cm" svg:y="5cm"/>
          <draw:glue-point draw:id="7" svg:x="0.033cm" svg:y="5cm"/>
          <draw:glue-point draw:id="8" svg:x="-0.912cm" svg:y="5cm"/>
          <draw:glue-point draw:id="9" svg:x="-2.807cm" svg:y="5cm"/>
          <draw:glue-point draw:id="10" svg:x="2.177cm" svg:y="5cm"/>
          <draw:glue-point draw:id="11" svg:x="-5cm" svg:y="4.298cm"/>
          <draw:glue-point draw:id="12" svg:x="5cm" svg:y="-0.185cm"/>
          <draw:glue-point draw:id="13" svg:x="5cm" svg:y="2.407cm"/>
          <draw:glue-point draw:id="14" svg:x="0.092cm" svg:y="3.152cm"/>
          <draw:polygon draw:style-name="gr1" draw:layer="layout" svg:width="0.458cm" svg:height="0.46cm" svg:x="0.178cm" svg:y="0.01cm" svg:viewBox="0 0 459 461" draw:points="459,230 458,242 458,254 456,265 454,277 451,288 448,299 445,309 441,320 436,330 431,340 425,350 419,359 413,368 406,377 399,385 391,393 383,401 375,408 367,415 358,421 348,428 338,433 328,438 318,443 308,447 297,450 286,453 275,456 264,458 252,459 241,460 229,461 217,460 205,459 194,458 183,456 172,453 161,450 150,447 140,443 130,438 120,433 110,428 101,421 91,415 83,408 74,401 67,393 59,385 52,377 45,368 39,359 33,350 27,340 22,330 18,320 14,309 10,299 7,288 4,277 2,265 1,254 0,242 0,230 0,218 1,207 2,195 4,184 7,173 10,162 14,151 18,141 22,130 27,120 33,110 39,101 45,92 52,84 59,75 67,67 74,60 83,52 91,45 101,39 110,33 120,27 130,22 140,18 150,14 161,10 172,7 183,4 194,2 205,1 217,0 229,0 241,0 252,1 264,2 275,4 286,7 297,10 308,14 318,18 328,22 338,27 348,33 358,39 367,45 375,52 383,60 391,67 399,75 406,84 413,92 419,101 425,110 431,120 436,130 441,141 445,151 448,162 451,173 454,184 456,195 458,207 458,218">
            <text:p/>
          </draw:polygon>
          <draw:polygon draw:style-name="gr2" draw:layer="layout" svg:width="0.239cm" svg:height="0.24cm" svg:x="0.408cm" svg:y="0.241cm" svg:viewBox="0 0 240 241" draw:points="0,241 6,240 12,240 18,240 24,239 30,238 36,237 42,237 48,235 53,234 59,233 65,231 71,230 77,228 82,226 87,224 93,221 98,219 104,217 109,214 114,211 119,208 124,205 129,202 134,199 138,196 143,193 148,189 152,186 157,182 161,178 165,174 170,170 173,166 177,162 181,157 185,153 189,148 192,143 195,139 199,134 202,129 205,124 208,119 211,114 214,109 216,104 218,98 221,93 223,87 225,82 227,76 229,71 231,65 232,59 234,54 235,48 236,42 237,36 238,30 239,24 239,18 239,12 240,6 240,0 219,0 219,5 219,11 218,16 218,22 217,28 217,33 215,38 215,44 214,49 212,54 211,60 209,65 207,70 206,75 204,80 202,85 200,90 197,95 195,100 192,104 190,109 187,114 184,118 182,122 178,127 175,131 172,135 169,139 165,143 162,147 158,151 155,155 151,159 147,162 143,166 139,169 135,172 131,176 126,179 122,182 118,185 113,188 109,190 104,193 99,196 94,198 90,200 85,202 80,204 75,206 70,208 65,210 59,211 54,213 49,214 44,215 38,216 33,217 27,218 22,218 16,219 11,219 5,219 0,219">
            <text:p/>
          </draw:polygon>
          <draw:polygon draw:style-name="gr2" draw:layer="layout" svg:width="0.24cm" svg:height="0.24cm" svg:x="0.168cm" svg:y="0.241cm" svg:viewBox="0 0 241 241" draw:points="0,0 0,6 0,12 0,18 0,24 1,30 2,36 3,42 4,48 5,54 7,59 8,65 10,71 12,76 14,82 16,87 18,93 21,98 23,104 26,109 28,114 31,119 34,124 37,129 40,134 44,139 47,143 51,148 54,153 58,157 62,162 66,166 70,170 74,174 79,178 83,182 87,186 92,189 96,193 101,196 105,199 110,202 115,205 120,208 125,211 131,214 136,217 141,219 146,221 152,224 158,226 163,228 169,230 174,231 180,233 186,234 192,235 198,237 204,237 210,238 216,239 222,240 228,240 234,240 241,241 241,219 235,219 229,219 223,219 217,218 212,218 207,217 201,216 196,215 190,214 185,213 180,211 175,210 170,208 165,206 160,204 155,202 149,200 145,198 140,196 135,193 131,190 126,188 121,185 117,182 113,179 109,176 104,172 100,169 96,166 92,162 88,159 84,155 81,151 77,147 74,143 70,139 67,135 64,131 61,127 58,122 55,118 52,114 49,109 47,104 44,100 42,95 40,90 37,85 35,80 34,75 32,70 30,65 29,60 27,54 26,49 25,44 24,38 23,33 22,28 21,22 21,16 21,11 20,5 20,0">
            <text:p/>
          </draw:polygon>
          <draw:polygon draw:style-name="gr2" draw:layer="layout" svg:width="0.24cm" svg:height="0.241cm" svg:x="0.168cm" svg:y="0cm" svg:viewBox="0 0 241 242" draw:points="241,0 234,0 228,0 222,0 216,1 210,2 204,2 198,3 192,5 186,6 180,7 174,9 169,11 163,12 158,14 152,16 146,19 141,21 136,24 131,26 125,29 120,32 115,35 110,38 105,41 101,44 96,47 92,51 87,55 83,59 79,63 74,66 70,70 66,75 62,79 58,83 54,88 51,92 47,97 44,101 40,106 37,111 34,116 31,121 28,126 26,131 23,137 21,142 18,147 16,153 14,158 12,164 10,170 8,175 7,181 5,187 4,193 3,198 2,205 1,211 0,216 0,223 0,229 0,235 0,242 20,242 20,235 21,230 21,224 21,219 22,213 23,208 24,202 25,197 26,192 27,186 29,181 30,175 32,171 34,165 35,160 37,155 40,151 42,146 44,141 47,136 49,131 52,127 55,122 58,118 61,114 64,109 67,105 70,101 74,97 77,93 81,89 84,85 88,81 92,78 96,74 100,71 104,67 109,64 113,61 117,58 121,55 126,52 131,50 135,47 140,45 145,42 149,40 155,38 160,36 165,34 170,32 175,30 180,29 185,27 190,26 196,25 201,24 207,23 212,22 217,22 223,21 229,21 235,21 241,20">
            <text:p/>
          </draw:polygon>
          <draw:polygon draw:style-name="gr2" draw:layer="layout" svg:width="0.239cm" svg:height="0.241cm" svg:x="0.408cm" svg:y="0cm" svg:viewBox="0 0 240 242" draw:points="240,242 240,235 239,229 239,223 239,216 238,211 237,205 236,199 235,193 234,187 232,181 231,175 229,170 227,164 225,158 223,153 221,147 218,142 216,137 214,131 211,126 208,121 205,116 202,111 199,106 195,101 192,97 189,92 185,88 181,83 177,79 173,75 170,70 165,66 161,63 157,59 152,55 148,51 143,47 138,44 134,41 129,38 124,35 119,32 114,29 109,26 104,24 98,21 93,19 87,16 82,14 77,12 71,11 65,9 59,7 53,6 48,5 42,3 36,2 30,2 24,1 18,0 12,0 6,0 0,0 0,20 5,21 11,21 16,21 22,22 27,22 33,23 38,24 44,25 49,26 54,27 59,29 65,30 70,32 75,34 80,36 85,38 90,40 94,42 99,45 104,47 109,50 113,52 118,55 122,58 126,61 131,64 135,67 139,71 143,74 147,78 151,81 155,85 158,89 162,93 165,97 169,101 172,105 175,109 178,114 182,118 184,122 187,127 190,131 192,136 195,141 197,146 200,151 202,155 204,160 206,165 207,171 209,175 211,181 212,186 214,192 215,197 215,202 217,208 217,213 218,219 218,224 219,230 219,235 219,242">
            <text:p/>
          </draw:polygon>
          <draw:polygon draw:style-name="gr3" draw:layer="layout" svg:width="0.555cm" svg:height="0.127cm" svg:x="1.096cm" svg:y="0.844cm" svg:viewBox="0 0 556 128" draw:points="0,0 556,0 556,128 0,128">
            <text:p/>
          </draw:polygon>
          <draw:polygon draw:style-name="gr2" draw:layer="layout" svg:width="0.565cm" svg:height="0.021cm" svg:x="1.096cm" svg:y="0.833cm" svg:viewBox="0 0 566 22" draw:points="566,11 555,0 0,0 0,22 555,22 566,11 566,0 555,0">
            <text:p/>
          </draw:polygon>
          <draw:polygon draw:style-name="gr2" draw:layer="layout" svg:width="0.021cm" svg:height="0.137cm" svg:x="1.64cm" svg:y="0.844cm" svg:viewBox="0 0 22 138" draw:points="10,138 22,127 22,0 0,0 0,127 10,138 22,138 22,127">
            <text:p/>
          </draw:polygon>
          <draw:polygon draw:style-name="gr2" draw:layer="layout" svg:width="0.565cm" svg:height="0.021cm" svg:x="1.086cm" svg:y="0.96cm" svg:viewBox="0 0 566 22" draw:points="0,10 10,22 566,22 566,0 10,0 0,10 0,22 10,22">
            <text:p/>
          </draw:polygon>
          <draw:polygon draw:style-name="gr2" draw:layer="layout" svg:width="0.021cm" svg:height="0.137cm" svg:x="1.086cm" svg:y="0.833cm" svg:viewBox="0 0 22 138" draw:points="11,0 0,10 0,138 22,138 22,10 11,0 0,0 0,10">
            <text:p/>
          </draw:polygon>
          <draw:polygon draw:style-name="gr3" draw:layer="layout" svg:width="0.432cm" svg:height="0.433cm" svg:x="1.107cm" svg:y="0.411cm" svg:viewBox="0 0 433 434" draw:points="433,109 433,434 0,434 0,0 382,49 383,49 384,50 387,50 390,51 392,52 394,52 396,53 398,54 400,55 403,56 405,57 407,59 410,60 412,62 415,64 417,66 419,68 421,71 423,74 425,77 427,80 428,83 430,87 431,91 432,95 432,99 433,104">
            <text:p/>
          </draw:polygon>
          <draw:polygon draw:style-name="gr2" draw:layer="layout" svg:width="0.021cm" svg:height="0.334cm" svg:x="1.528cm" svg:y="0.52cm" svg:viewBox="0 0 22 335" draw:points="10,335 22,324 22,0 0,0 0,324 10,335 22,335 22,324">
            <text:p/>
          </draw:polygon>
          <draw:polygon draw:style-name="gr2" draw:layer="layout" svg:width="0.442cm" svg:height="0.021cm" svg:x="1.097cm" svg:y="0.833cm" svg:viewBox="0 0 443 22" draw:points="0,11 10,22 443,22 443,0 10,0 0,11 0,22 10,22">
            <text:p/>
          </draw:polygon>
          <draw:polygon draw:style-name="gr2" draw:layer="layout" svg:width="0.02cm" svg:height="0.445cm" svg:x="1.097cm" svg:y="0.399cm" svg:viewBox="0 0 21 446" draw:points="11,1 0,11 0,446 21,446 21,11 11,1 0,0 0,11">
            <text:p/>
          </draw:polygon>
          <draw:polygon draw:style-name="gr2" draw:layer="layout" svg:width="0.384cm" svg:height="0.07cm" svg:x="1.105cm" svg:y="0.401cm" svg:viewBox="0 0 385 71" draw:points="382,71 385,50 2,0 0,20">
            <text:p/>
          </draw:polygon>
          <draw:polygon draw:style-name="gr2" draw:layer="layout" svg:width="0.062cm" svg:height="0.07cm" svg:x="1.487cm" svg:y="0.45cm" svg:viewBox="0 0 63 71" draw:points="63,71 63,68 63,65 62,62 62,60 61,57 61,54 61,52 60,50 60,47 59,45 58,43 57,40 56,38 56,36 54,34 54,32 51,29 49,25 46,23 44,20 41,17 38,15 35,13 32,11 29,9 26,8 24,6 21,5 19,4 16,3 14,2 12,2 8,1 5,0 3,0 2,0 0,20 0,20 1,21 3,21 6,22 7,22 9,23 11,24 13,24 15,25 17,26 19,27 21,28 23,30 25,31 27,33 29,35 31,36 32,38 34,41 35,43 36,44 37,46 37,47 38,48 39,50 39,51 39,53 40,55 40,56 41,58 41,60 41,62 41,64 42,66 42,68 42,70 42,71 42,70 42,71">
            <text:p/>
          </draw:polygon>
          <draw:polygon draw:style-name="gr4" draw:layer="layout" svg:width="0.737cm" svg:height="0.443cm" svg:x="0.01cm" svg:y="1.546cm" svg:viewBox="0 0 738 444" draw:points="696,312 433,312 433,0 300,0 300,312 41,312 39,312 37,312 35,313 33,313 31,314 29,314 27,315 25,315 23,316 21,317 20,318 18,319 16,320 15,322 13,323 12,325 11,326 9,327 8,329 7,330 6,332 5,334 4,336 3,338 2,339 2,341 1,343 1,345 0,347 0,349 0,351 0,354 0,402 0,404 0,406 0,408 1,411 1,412 2,414 2,416 3,418 4,420 5,422 6,423 7,425 8,427 9,428 11,430 12,431 13,433 15,434 16,435 18,436 20,437 21,439 23,439 25,440 27,441 29,442 31,442 33,443 35,443 37,443 39,443 41,444 696,444 699,443 701,443 703,443 705,443 707,442 709,442 710,441 713,440 715,439 716,439 718,437 719,436 721,435 723,434 724,433 726,431 727,430 728,428 729,427 730,425 732,423 733,422 734,420 735,418 735,416 736,414 737,412 737,411 737,408 737,406 738,404 738,402 738,354 738,351 737,349 737,347 737,345 737,343 736,341 735,339 735,338 734,336 733,334 732,332 730,330 729,329 728,327 727,326 726,325 724,323 723,322 721,320 719,319 718,318 716,317 715,316 713,315 710,315 709,314 707,314 705,313 703,313 701,312 699,312">
            <text:p/>
          </draw:polygon>
          <draw:polygon draw:style-name="gr2" draw:layer="layout" svg:width="0.273cm" svg:height="0.021cm" svg:x="0.432cm" svg:y="1.848cm" svg:viewBox="0 0 274 22" draw:points="0,10 10,22 274,22 274,0 10,0 0,10 0,22 10,22">
            <text:p/>
          </draw:polygon>
          <draw:polygon draw:style-name="gr2" draw:layer="layout" svg:width="0.021cm" svg:height="0.322cm" svg:x="0.432cm" svg:y="1.536cm" svg:viewBox="0 0 22 323" draw:points="10,0 0,10 0,323 22,323 22,10 10,0 22,10 22,0">
            <text:p/>
          </draw:polygon>
          <draw:polygon draw:style-name="gr2" draw:layer="layout" svg:width="0.142cm" svg:height="0.021cm" svg:x="0.3cm" svg:y="1.536cm" svg:viewBox="0 0 143 22" draw:points="0,11 10,22 143,22 143,0 10,0 0,11 10,0 0,0">
            <text:p/>
          </draw:polygon>
          <draw:polygon draw:style-name="gr2" draw:layer="layout" svg:width="0.021cm" svg:height="0.323cm" svg:x="0.3cm" svg:y="1.546cm" svg:viewBox="0 0 22 324" draw:points="11,324 22,313 22,0 0,0 0,313 11,324 22,324 22,313">
            <text:p/>
          </draw:polygon>
          <draw:polygon draw:style-name="gr2" draw:layer="layout" svg:width="0.259cm" svg:height="0.021cm" svg:x="0.051cm" svg:y="1.848cm" svg:viewBox="0 0 260 22" draw:points="0,0 0,22 260,22 260,0 0,0 0,22">
            <text:p/>
          </draw:polygon>
          <draw:polygon draw:style-name="gr2" draw:layer="layout" svg:width="0.051cm" svg:height="0.052cm" svg:x="0cm" svg:y="1.848cm" svg:viewBox="0 0 52 53" draw:points="20,53 20,51 21,49 21,48 21,46 22,44 22,43 22,42 23,40 24,39 24,38 25,36 26,35 26,34 27,32 28,31 29,30 31,29 32,28 33,27 34,26 36,25 37,25 38,24 39,23 41,23 42,22 44,22 45,22 47,21 48,21 50,21 52,21 52,0 49,0 47,0 44,0 41,1 39,1 36,2 34,3 31,4 29,5 27,6 24,7 22,9 20,10 19,12 16,13 14,15 13,17 11,19 10,21 8,23 7,25 6,27 4,30 4,32 2,34 2,37 1,39 1,42 0,44 0,47 0,50 0,53">
            <text:p/>
          </draw:polygon>
          <draw:polygon draw:style-name="gr2" draw:layer="layout" svg:width="0.02cm" svg:height="0.048cm" svg:x="0cm" svg:y="1.9cm" svg:viewBox="0 0 21 49" draw:points="0,49 21,49 21,0 0,0 0,49 21,49">
            <text:p/>
          </draw:polygon>
          <draw:polygon draw:style-name="gr2" draw:layer="layout" svg:width="0.051cm" svg:height="0.052cm" svg:x="0cm" svg:y="1.948cm" svg:viewBox="0 0 52 53" draw:points="52,31 50,31 48,31 47,31 45,31 44,30 42,30 41,29 39,29 38,28 37,28 36,27 34,26 33,25 32,24 31,23 29,22 28,21 27,20 26,19 26,17 25,16 24,15 24,13 23,12 22,10 22,9 22,8 21,6 21,4 21,3 20,1 20,0 0,0 0,2 0,5 0,8 1,10 1,13 2,15 2,18 4,20 4,23 6,25 7,27 8,29 10,31 11,33 13,35 14,37 16,39 19,40 20,42 22,44 24,45 27,46 29,47 31,48 34,49 36,50 39,51 41,51 44,52 47,52 49,52 52,53">
            <text:p/>
          </draw:polygon>
          <draw:polygon draw:style-name="gr2" draw:layer="layout" svg:width="0.654cm" svg:height="0.021cm" svg:x="0.051cm" svg:y="1.979cm" svg:viewBox="0 0 655 22" draw:points="655,22 655,0 0,0 0,22 655,22 655,0">
            <text:p/>
          </draw:polygon>
          <draw:polygon draw:style-name="gr2" draw:layer="layout" svg:width="0.051cm" svg:height="0.052cm" svg:x="0.706cm" svg:y="1.948cm" svg:viewBox="0 0 52 53" draw:points="31,0 31,1 31,3 31,4 31,6 30,8 29,9 29,10 29,12 28,13 27,15 26,16 26,17 25,19 24,20 23,21 22,22 21,23 20,24 19,25 17,26 16,27 14,28 13,28 12,29 10,29 9,30 8,30 6,31 4,31 3,31 1,31 0,31 0,53 2,52 5,52 8,52 10,51 13,51 16,50 18,49 20,48 22,47 25,46 27,45 29,44 31,42 33,40 35,39 37,37 39,35 40,33 42,31 43,29 44,27 46,25 47,23 48,20 49,18 50,15 50,13 51,10 51,8 52,5 52,2 52,0">
            <text:p/>
          </draw:polygon>
          <draw:polygon draw:style-name="gr2" draw:layer="layout" svg:width="0.02cm" svg:height="0.048cm" svg:x="0.737cm" svg:y="1.9cm" svg:viewBox="0 0 21 49" draw:points="21,0 0,0 0,49 21,49 21,0 0,0">
            <text:p/>
          </draw:polygon>
          <draw:polygon draw:style-name="gr2" draw:layer="layout" svg:width="0.051cm" svg:height="0.052cm" svg:x="0.706cm" svg:y="1.848cm" svg:viewBox="0 0 52 53" draw:points="0,21 1,21 3,21 4,21 6,22 7,22 9,22 10,23 12,23 13,24 14,25 16,25 17,26 19,27 20,28 21,29 22,30 23,31 24,32 25,34 26,35 26,36 27,38 28,39 29,40 29,41 29,43 30,44 31,46 31,48 31,49 31,51 31,53 52,53 52,50 52,47 51,44 51,42 50,39 50,37 49,34 48,32 47,29 46,27 44,25 43,23 42,21 40,19 39,17 37,15 35,13 33,12 31,10 29,9 27,7 25,6 22,5 20,4 18,3 16,2 13,1 10,1 8,0 5,0 2,0 0,0">
            <text:p/>
          </draw:polygon>
          <draw:polygon draw:style-name="gr4" draw:layer="layout" svg:width="0.732cm" svg:height="0.963cm" svg:x="0.031cm" svg:y="0.581cm" svg:viewBox="0 0 733 964" draw:points="687,819 143,819 143,45 143,43 143,40 143,38 143,36 142,34 142,32 141,29 140,28 139,25 138,23 137,22 136,19 135,18 133,16 132,15 130,13 128,11 127,10 125,9 123,7 122,6 120,5 118,4 115,3 113,2 111,1 109,1 107,1 105,0 103,0 100,0 98,0 45,0 42,0 40,0 38,0 36,1 33,1 31,1 29,2 27,3 25,4 23,5 21,6 19,7 17,9 16,10 14,11 13,13 11,15 10,16 8,18 7,19 6,22 5,23 4,25 3,28 2,29 1,32 0,34 0,36 0,38 0,40 0,43 0,45 0,918 0,920 0,923 0,925 0,927 0,929 1,931 2,934 3,935 4,938 5,940 6,941 7,943 8,945 10,947 11,948 13,950 14,951 16,953 17,954 19,955 21,957 23,958 25,959 27,960 29,961 31,961 33,962 36,962 38,963 40,963 42,963 45,964 98,964 687,964 690,963 692,963 694,963 697,962 699,962 701,961 702,961 705,960 707,959 709,958 711,957 712,955 714,954 716,953 718,951 719,950 721,948 722,947 723,945 724,943 726,941 727,940 728,938 729,935 729,934 730,931 731,929 731,927 732,925 732,923 733,920 733,918 733,864 733,862 732,860 732,858 731,855 731,853 730,851 729,849 729,847 728,844 727,843 726,841 724,839 723,837 722,835 721,834 719,832 718,831 716,829 714,828 712,827 711,826 709,824 707,823 705,822 702,822 701,821 699,820 697,820 694,819 692,819 690,819">
            <text:p/>
          </draw:polygon>
          <draw:polygon draw:style-name="gr2" draw:layer="layout" svg:width="0.553cm" svg:height="0.021cm" svg:x="0.164cm" svg:y="1.39cm" svg:viewBox="0 0 554 22" draw:points="0,10 10,22 554,22 554,0 10,0 0,10 0,22 10,22">
            <text:p/>
          </draw:polygon>
          <draw:polygon draw:style-name="gr2" draw:layer="layout" svg:width="0.021cm" svg:height="0.773cm" svg:x="0.164cm" svg:y="0.627cm" svg:viewBox="0 0 22 774" draw:points="22,0 0,0 0,774 22,774 22,0 0,0">
            <text:p/>
          </draw:polygon>
          <draw:polygon draw:style-name="gr2" draw:layer="layout" svg:width="0.056cm" svg:height="0.056cm" svg:x="0.129cm" svg:y="0.571cm" svg:viewBox="0 0 57 57" draw:points="0,21 2,21 3,21 5,21 7,21 9,22 10,22 12,23 14,24 15,24 17,25 18,26 20,27 21,28 22,29 24,30 25,31 26,32 27,34 28,35 29,36 30,38 31,39 32,41 32,43 33,44 34,46 34,48 35,49 35,51 35,53 35,55 35,57 57,57 57,54 56,51 56,48 55,45 55,42 54,39 53,37 52,34 51,32 50,29 48,27 47,24 45,22 43,20 42,18 40,16 38,14 36,12 34,11 31,9 29,8 27,6 24,5 22,4 19,3 17,2 14,1 11,1 8,0 5,0 2,0 0,0">
            <text:p/>
          </draw:polygon>
          <draw:polygon draw:style-name="gr2" draw:layer="layout" svg:width="0.053cm" svg:height="0.021cm" svg:x="0.076cm" svg:y="0.571cm" svg:viewBox="0 0 54 22" draw:points="0,0 0,22 54,22 54,0 0,0 0,22">
            <text:p/>
          </draw:polygon>
          <draw:polygon draw:style-name="gr2" draw:layer="layout" svg:width="0.056cm" svg:height="0.056cm" svg:x="0.02cm" svg:y="0.571cm" svg:viewBox="0 0 57 57" draw:points="21,57 21,55 21,53 21,51 22,49 22,48 23,46 23,44 24,43 25,41 25,39 26,38 27,36 28,35 29,34 30,33 31,31 33,30 34,29 36,28 37,27 38,26 40,25 41,24 43,24 44,23 46,22 48,22 49,21 51,21 53,21 55,21 57,21 57,0 54,0 51,0 48,0 45,1 42,1 40,2 37,3 34,4 32,5 29,6 27,8 25,9 23,11 21,12 18,14 16,16 14,18 13,20 11,22 9,24 8,27 6,29 5,32 4,34 3,37 2,39 1,42 1,45 0,48 0,51 0,54 0,57">
            <text:p/>
          </draw:polygon>
          <draw:polygon draw:style-name="gr2" draw:layer="layout" svg:width="0.021cm" svg:height="0.872cm" svg:x="0.02cm" svg:y="0.627cm" svg:viewBox="0 0 22 873" draw:points="0,873 22,873 22,0 0,0 0,873 22,873">
            <text:p/>
          </draw:polygon>
          <draw:polygon draw:style-name="gr2" draw:layer="layout" svg:width="0.056cm" svg:height="0.056cm" svg:x="0.02cm" svg:y="1.499cm" svg:viewBox="0 0 57 57" draw:points="57,35 55,35 53,35 51,35 49,35 48,34 46,34 44,33 43,32 41,32 40,31 38,30 37,29 36,28 34,27 33,26 31,25 30,23 29,22 28,21 27,20 26,18 25,17 25,15 24,14 23,12 23,10 22,8 22,7 21,5 21,3 21,1 21,0 0,0 0,2 0,5 0,8 1,11 1,14 2,16 3,19 4,22 5,24 6,27 8,29 9,31 11,34 13,36 14,38 16,40 18,42 21,43 23,45 25,47 27,48 29,49 32,51 34,52 37,53 40,54 43,55 45,55 48,56 51,56 54,56 57,57">
            <text:p/>
          </draw:polygon>
          <draw:polygon draw:style-name="gr2" draw:layer="layout" svg:width="0.053cm" svg:height="0.021cm" svg:x="0.076cm" svg:y="1.534cm" svg:viewBox="0 0 54 22" draw:points="54,22 54,0 0,0 0,22 54,22 54,0">
            <text:p/>
          </draw:polygon>
          <draw:polygon draw:style-name="gr2" draw:layer="layout" svg:width="0.588cm" svg:height="0.021cm" svg:x="0.129cm" svg:y="1.534cm" svg:viewBox="0 0 589 22" draw:points="589,22 589,0 0,0 0,22 589,22 589,0">
            <text:p/>
          </draw:polygon>
          <draw:polygon draw:style-name="gr2" draw:layer="layout" svg:width="0.056cm" svg:height="0.056cm" svg:x="0.717cm" svg:y="1.499cm" svg:viewBox="0 0 57 57" draw:points="35,0 35,1 35,3 35,5 35,7 35,8 34,10 33,12 33,14 32,15 31,17 30,18 29,20 29,21 27,22 26,23 25,25 24,26 22,27 21,28 20,29 18,30 17,31 15,32 14,32 12,33 10,34 9,34 7,35 5,35 4,35 2,35 0,35 0,57 3,56 6,56 8,56 11,55 14,55 17,54 20,53 22,52 25,51 27,49 29,48 32,47 34,45 36,43 38,42 40,40 42,38 44,36 45,34 47,31 48,29 50,27 51,24 52,22 53,19 54,16 55,14 55,11 56,8 56,5 57,2 57,0">
            <text:p/>
          </draw:polygon>
          <draw:polygon draw:style-name="gr2" draw:layer="layout" svg:width="0.021cm" svg:height="0.053cm" svg:x="0.752cm" svg:y="1.445cm" svg:viewBox="0 0 22 54" draw:points="22,0 0,0 0,54 22,54 22,0 0,0">
            <text:p/>
          </draw:polygon>
          <draw:polygon draw:style-name="gr2" draw:layer="layout" svg:width="0.056cm" svg:height="0.056cm" svg:x="0.717cm" svg:y="1.39cm" svg:viewBox="0 0 57 57" draw:points="0,21 2,21 4,21 5,21 7,22 9,22 10,22 12,23 14,24 15,24 17,25 18,26 20,27 21,28 22,29 24,30 25,31 26,32 27,34 29,35 29,37 30,38 31,40 32,41 33,43 33,44 34,46 35,48 35,49 35,51 35,53 35,55 35,57 57,57 57,54 56,51 56,48 55,45 55,42 54,40 53,37 52,34 51,32 50,29 48,27 47,25 45,22 44,20 42,18 40,16 38,14 36,12 34,11 32,9 29,8 27,6 25,5 22,4 20,3 17,2 14,1 11,1 8,0 6,0 3,0 0,0">
            <text:p/>
          </draw:polygon>
          <draw:polygon draw:style-name="gr5" draw:layer="layout" svg:width="0.861cm" svg:height="0.921cm" svg:x="0.175cm" svg:y="0.486cm" svg:viewBox="0 0 862 922" draw:points="415,33 832,336 835,339 839,342 842,346 844,349 847,353 849,356 851,360 853,364 855,368 857,372 858,377 859,381 860,386 861,390 861,392 861,395 861,397 862,400 861,404 861,408 860,412 860,416 859,420 857,424 856,429 854,432 853,436 851,440 849,443 847,447 844,450 842,453 840,456 837,459 834,462 830,464 827,467 824,469 821,471 818,473 814,475 810,477 806,478 802,480 798,481 795,482 790,482 786,483 782,483 777,483 775,483 772,483 769,483 766,482 763,482 760,482 757,481 754,480 751,479 748,478 745,477 742,476 739,475 736,473 733,472 730,471 381,254 382,647 589,647 588,922 0,920 0,66 0,65 1,63 2,60 5,55 6,53 8,51 10,48 13,45 15,42 18,39 21,36 25,33 29,30 33,27 38,23 42,20 48,18 53,15 59,12 66,10 72,8 79,6 87,4 95,2 103,1 113,0 122,0 132,0 333,0 334,0 339,0 343,1 347,2 352,3 358,5 363,6 370,9 373,10 376,11 380,13 384,15 387,16 391,18 395,20 399,23 403,25 407,27 411,30">
            <text:p/>
          </draw:polygon>
          <draw:polygon draw:style-name="gr2" draw:layer="layout" svg:width="0.429cm" svg:height="0.32cm" svg:x="0.584cm" svg:y="0.511cm" svg:viewBox="0 0 430 321" draw:points="430,304 429,303 12,0 0,17 417,321 430,304 429,304 429,303">
            <text:p/>
          </draw:polygon>
          <draw:polygon draw:style-name="gr2" draw:layer="layout" svg:width="0.046cm" svg:height="0.071cm" svg:x="1cm" svg:y="0.815cm" svg:viewBox="0 0 47 72" draw:points="47,72 47,69 47,66 47,64 46,61 45,56 44,51 43,46 41,41 40,36 38,31 35,27 33,22 30,18 27,14 24,10 20,6 17,3 13,0 0,15 2,18 5,21 8,24 10,27 13,30 15,33 16,37 18,40 20,44 21,47 23,51 23,55 24,59 25,63 25,65 25,67 25,70 25,72">
            <text:p/>
          </draw:polygon>
          <draw:polygon draw:style-name="gr2" draw:layer="layout" svg:width="0.094cm" svg:height="0.094cm" svg:x="0.952cm" svg:y="0.886cm" svg:viewBox="0 0 95 95" draw:points="0,95 5,94 9,94 14,93 19,92 23,91 28,90 32,89 37,87 41,85 45,83 49,81 53,78 56,76 60,73 63,69 67,67 70,63 73,60 76,56 78,53 81,49 83,45 85,41 87,36 89,32 90,28 92,23 93,19 94,14 94,9 95,5 95,0 74,0 74,3 73,7 73,11 72,14 71,18 70,22 69,25 68,28 66,32 65,35 63,38 61,41 59,44 57,46 55,49 52,52 50,54 47,56 44,59 41,61 38,63 35,65 32,66 28,68 25,69 22,70 18,71 14,72 11,73 7,73 3,73 0,73">
            <text:p/>
          </draw:polygon>
          <draw:polygon draw:style-name="gr2" draw:layer="layout" svg:width="0.053cm" svg:height="0.033cm" svg:x="0.899cm" svg:y="0.948cm" svg:viewBox="0 0 54 34" draw:points="0,18 0,18 3,20 7,22 10,23 13,25 17,26 20,27 24,28 27,29 30,30 34,31 37,32 41,32 44,32 47,33 50,33 54,34 54,12 51,12 49,12 46,11 44,11 41,10 38,10 35,9 32,9 30,8 27,7 24,6 21,5 19,3 16,2 13,1 10,0 11,0">
            <text:p/>
          </draw:polygon>
          <draw:polygon draw:style-name="gr2" draw:layer="layout" svg:width="0.364cm" svg:height="0.243cm" svg:x="0.546cm" svg:y="0.722cm" svg:viewBox="0 0 365 244" draw:points="0,18 5,27 353,244 365,226 15,9 0,18 15,9 0,0">
            <text:p/>
          </draw:polygon>
          <draw:polygon draw:style-name="gr2" draw:layer="layout" svg:width="0.022cm" svg:height="0.403cm" svg:x="0.546cm" svg:y="0.741cm" svg:viewBox="0 0 23 404" draw:points="12,404 23,393 21,0 0,0 0,393 12,404 0,393 0,404">
            <text:p/>
          </draw:polygon>
          <draw:polygon draw:style-name="gr2" draw:layer="layout" svg:width="0.217cm" svg:height="0.021cm" svg:x="0.557cm" svg:y="1.123cm" svg:viewBox="0 0 218 22" draw:points="218,10 207,0 0,0 0,22 207,21 218,10 218,0 207,0">
            <text:p/>
          </draw:polygon>
          <draw:polygon draw:style-name="gr2" draw:layer="layout" svg:width="0.021cm" svg:height="0.285cm" svg:x="0.753cm" svg:y="1.133cm" svg:viewBox="0 0 22 286" draw:points="10,286 21,275 22,0 1,0 0,275 10,286 21,286 21,275">
            <text:p/>
          </draw:polygon>
          <draw:polygon draw:style-name="gr2" draw:layer="layout" svg:width="0.598cm" svg:height="0.022cm" svg:x="0.165cm" svg:y="1.396cm" svg:viewBox="0 0 599 23" draw:points="0,10 10,21 599,23 599,1 10,0 0,10 0,21 10,21">
            <text:p/>
          </draw:polygon>
          <draw:polygon draw:style-name="gr2" draw:layer="layout" svg:width="0.021cm" svg:height="0.857cm" svg:x="0.165cm" svg:y="0.549cm" svg:viewBox="0 0 22 858" draw:points="0,0 0,3 0,858 22,858 22,3 0,0 0,1 0,3">
            <text:p/>
          </draw:polygon>
          <draw:polygon draw:style-name="gr2" draw:layer="layout" svg:width="0.142cm" svg:height="0.08cm" svg:x="0.165cm" svg:y="0.476cm" svg:viewBox="0 0 143 81" draw:points="143,0 138,0 132,0 127,0 122,0 118,1 113,1 108,2 104,3 100,3 95,4 91,5 87,6 84,7 80,8 76,9 72,11 69,12 66,13 62,15 60,16 56,17 53,19 50,21 47,22 42,25 37,29 33,32 28,35 25,39 21,42 18,46 15,49 12,52 10,55 8,58 6,61 3,65 1,69 0,72 0,73 19,81 19,80 20,78 21,76 24,72 25,70 27,67 28,65 31,62 33,60 35,57 38,54 42,51 45,49 49,46 53,43 58,40 60,39 63,38 65,36 68,35 71,34 73,33 76,32 80,31 83,29 86,28 89,27 92,26 96,25 100,25 104,24 107,23 111,23 115,22 120,22 124,21 128,21 133,21 138,21 143,21">
            <text:p/>
          </draw:polygon>
          <draw:polygon draw:style-name="gr2" draw:layer="layout" svg:width="0.202cm" svg:height="0.021cm" svg:x="0.307cm" svg:y="0.476cm" svg:viewBox="0 0 203 22" draw:points="203,0 202,0 0,0 0,22 202,22 203,0 202,0 202,0">
            <text:p/>
          </draw:polygon>
          <draw:polygon draw:style-name="gr2" draw:layer="layout" svg:width="0.089cm" svg:height="0.052cm" svg:x="0.507cm" svg:y="0.476cm" svg:viewBox="0 0 90 53" draw:points="90,35 89,35 85,32 80,29 76,27 72,24 68,22 64,20 60,18 56,16 52,14 48,12 44,11 41,9 34,7 28,5 22,3 17,2 12,1 9,0 3,0 1,0 0,21 1,21 5,21 9,22 12,23 17,24 22,25 28,27 34,29 37,30 40,32 44,33 47,35 51,36 54,38 58,40 61,42 66,45 69,47 73,50 77,53 90,35 89,35">
            <text:p/>
          </draw:polygon>
          <draw:polygon draw:style-name="gr4" draw:layer="layout" svg:width="0.954cm" svg:height="1.016cm" svg:x="0.762cm" svg:y="0.973cm" svg:viewBox="0 0 955 1017" draw:points="955,1017 0,1017 0,0 955,0">
            <text:p/>
          </draw:polygon>
          <draw:polygon draw:style-name="gr2" draw:layer="layout" svg:width="0.964cm" svg:height="0.021cm" svg:x="0.752cm" svg:y="1.979cm" svg:viewBox="0 0 965 22" draw:points="0,11 10,22 965,22 965,0 10,0 0,11 0,22 10,22">
            <text:p/>
          </draw:polygon>
          <draw:polygon draw:style-name="gr2" draw:layer="layout" svg:width="0.021cm" svg:height="1.027cm" svg:x="0.752cm" svg:y="0.963cm" svg:viewBox="0 0 22 1028" draw:points="10,0 0,10 0,1028 22,1028 22,10 10,0 0,0 0,10">
            <text:p/>
          </draw:polygon>
          <draw:polygon draw:style-name="gr2" draw:layer="layout" svg:width="0.964cm" svg:height="0.021cm" svg:x="0.762cm" svg:y="0.963cm" svg:viewBox="0 0 965 22" draw:points="965,11 954,0 0,0 0,22 954,22 965,11 965,0 954,0">
            <text:p/>
          </draw:polygon>
          <draw:polygon draw:style-name="gr2" draw:layer="layout" svg:width="0.021cm" svg:height="1.027cm" svg:x="1.706cm" svg:y="0.973cm" svg:viewBox="0 0 22 1028" draw:points="11,1028 22,1017 22,0 0,0 0,1017 11,1028 22,1028 22,1017">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Androgynous Person</dc:title>
    <meta:creation-date>2011-02-07T16:46:19</meta:creation-date>
    <meta:editing-duration>P0D</meta:editing-duration>
    <meta:editing-cycles>1</meta:editing-cycles>
    <meta:document-statistic meta:object-count="62"/>
    <meta:generator>OpenOffice.org/3.3$Linux OpenOffice.org_project/330m20$Build-9567</meta:generator>
  </office:meta>
</office:document-meta>
</file>